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c325" officeooo:paragraph-rsid="0009c325"/>
    </style:style>
    <style:style style:name="P2" style:family="paragraph" style:parent-style-name="Standard">
      <style:text-properties officeooo:rsid="000a5b9f" officeooo:paragraph-rsid="000a5b9f"/>
    </style:style>
    <style:style style:name="P3" style:family="paragraph" style:parent-style-name="Standard">
      <style:paragraph-properties fo:padding="0.0291in" fo:border-left="none" fo:border-right="none" fo:border-top="none" fo:border-bottom="0.06pt solid #000000" style:join-border="false"/>
      <style:text-properties officeooo:rsid="0009c325" officeooo:paragraph-rsid="0009c325"/>
    </style:style>
    <style:style style:name="P4" style:family="paragraph" style:parent-style-name="Standard">
      <style:text-properties officeooo:rsid="000a5b9f" officeooo:paragraph-rsid="000a5b9f"/>
    </style:style>
    <style:style style:name="P5" style:family="paragraph" style:parent-style-name="Standard">
      <style:text-properties officeooo:rsid="000dc643" officeooo:paragraph-rsid="000dc643"/>
    </style:style>
    <style:style style:name="P6" style:family="paragraph" style:parent-style-name="Standard">
      <style:text-properties officeooo:rsid="000dc643" officeooo:paragraph-rsid="000fb379"/>
    </style:style>
    <style:style style:name="P7" style:family="paragraph" style:parent-style-name="Standard">
      <style:text-properties officeooo:rsid="000fb379" officeooo:paragraph-rsid="000fb379"/>
    </style:style>
    <style:style style:name="P8" style:family="paragraph" style:parent-style-name="Standard">
      <style:text-properties officeooo:rsid="00117c2d" officeooo:paragraph-rsid="00117c2d"/>
    </style:style>
    <style:style style:name="P9" style:family="paragraph" style:parent-style-name="Standard">
      <style:text-properties officeooo:rsid="0009c325" officeooo:paragraph-rsid="0009c325"/>
    </style:style>
    <style:style style:name="P10" style:family="paragraph" style:parent-style-name="Standard">
      <style:paragraph-properties fo:padding="0.0291in" fo:border-left="none" fo:border-right="none" fo:border-top="none" fo:border-bottom="0.06pt solid #000000" style:join-border="false"/>
      <style:text-properties officeooo:rsid="000dc643" officeooo:paragraph-rsid="000fb379"/>
    </style:style>
    <style:style style:name="P11" style:family="paragraph" style:parent-style-name="Standard">
      <style:paragraph-properties fo:padding="0.0291in" fo:border-left="none" fo:border-right="none" fo:border-top="none" fo:border-bottom="0.06pt solid #000000" style:join-border="false"/>
      <style:text-properties officeooo:rsid="000a5b9f" officeooo:paragraph-rsid="000a5b9f"/>
    </style:style>
    <style:style style:name="T1" style:family="text">
      <style:text-properties officeooo:rsid="000dc643"/>
    </style:style>
    <style:style style:name="T2" style:family="text">
      <style:text-properties officeooo:rsid="000fb379"/>
    </style:style>
    <style:style style:name="T3" style:family="text">
      <style:text-properties officeooo:rsid="00117c2d"/>
    </style:style>
    <style:style style:name="T4" style:family="text">
      <style:text-properties officeooo:rsid="0012b3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La arquitectura de la aplicación [figura] consiste en primero ejecutar Scrapy para extraer los datos de la web. Como resultado de la extracción se crean dos archivos JSON, los que posteriormente son importados a MongoDB para finalmente analizar la información con Scikit-learn.</text:p>
      <text:p text:style-name="P8"/>
      <text:p text:style-name="P1">Se <text:span text:style-name="T2">usa</text:span> el sistema operativo Linux Manjaro 64 bits, una distribución derivada de Arch linux, <text:span text:style-name="T2">y su gestor de paquetes yaourt. También se utiliza la aplicación virtualenv, un entorno virtual que permite “aislar” el proyecto en cuestion, permitiendo utilizar dependencias en sus respectivas versiones sin que se mezclen con otros proyectos o con el entorno global del sistema operativo. Virtualenv instala automáticamente pip (Python Installer Package), que permitirá instalar el resto de herramientas (como Scrapy y Scikit-learn) y sus dependencias necesarias. </text:span></text:p>
      <text:p text:style-name="P1"/>
      <text:p text:style-name="P1">Instalación</text:p>
      <text:p text:style-name="P1"/>
      <text:p text:style-name="P1">Se instala virtualenv, mongodb y otras <text:span text:style-name="T3">herramientas</text:span> necesarias:</text:p>
      <text:p text:style-name="P1">yaourt -S python-virtualenv mongodb mongodb-tools robomongo lapack blas gcc-fortran</text:p>
      <text:p text:style-name="P1"/>
      <text:p text:style-name="P1">Se crea un entorno virtual con Python 2.7 ubicado en el <text:span text:style-name="T3">sub</text:span>directorio env:</text:p>
      <text:p text:style-name="P1"><text:bookmark-start text:name="__DdeLink__4_1280993767"/>virtualenv -p /usr/bin/python2.7 env<text:bookmark-end text:name="__DdeLink__4_1280993767"/></text:p>
      <text:p text:style-name="P1"/>
      <text:p text:style-name="P1">Se activa el entorno virtual:</text:p>
      <text:p text:style-name="P1">source env/bin/activate</text:p>
      <text:p text:style-name="P1"/>
      <text:p text:style-name="P1">Se instalan las dependencias necesarias:</text:p>
      <text:p text:style-name="P1">pip install service_identity scrapy selenium ipdb datetime python-dateutil scikit-learn numpy scipy pandas nltk pymongo</text:p>
      <text:p text:style-name="P3"/>
      <text:p text:style-name="P1"/>
      <text:p text:style-name="P2">Creacion del crawler</text:p>
      <text:p text:style-name="P2"/>
      <text:p text:style-name="P1">Se crea el proyecto groupon_parser:</text:p>
      <text:p text:style-name="P1"><text:bookmark-start text:name="__DdeLink__0_1280993767"/>scrapy startproject groupon_parser<text:bookmark-end text:name="__DdeLink__0_1280993767"/></text:p>
      <text:p text:style-name="P1"/>
      <text:p text:style-name="P2">Esto crea un árbol de directorios.</text:p>
      <text:p text:style-name="P1"/>
      <text:p text:style-name="P1">Se crea una araña:</text:p>
      <text:p text:style-name="P1"><text:bookmark-start text:name="__DdeLink__2_1280993767"/>scrapy startproject groupon_parser;cd groupon_parser; scrapy genspider groupon groupon.es<text:bookmark-end text:name="__DdeLink__2_1280993767"/></text:p>
      <text:p text:style-name="P2"/>
      <text:p text:style-name="P2">Dentro del proyecto de Scrapy solamente interesan dos archivos: items.py (donde se definen el nombre de los elementos a extraer) y grouponSpyder.py (donde se define el comportamiento de la araña: dominio inicial, <text:span text:style-name="T1">estrategía u orden </text:span>de navegación, elementos a extraer, entre otros). Scrapy para extraer la información se basa en xpaths, son rutas únicas que identifican a cada elemento dentro de un documento html. </text:p>
      <text:p text:style-name="P2">Un aspecto importante a tener en cuenta, es que la navegación que realiza Scrapy es completamente por consola, esto significa que no contempla dentro del contenido del html datos originados asincronamente mediante AJAX. Para poder obtener este contenido se ha utilizado Selenium, una librería que sí permite abrir la web gráficamente en el navegador, y disponer de todo su contenido.</text:p>
      <text:p text:style-name="P11"/>
      <text:p text:style-name="P5"><text:soft-page-break/></text:p>
      <text:p text:style-name="P5">Estrategía de navegación</text:p>
      <text:p text:style-name="P5"/>
      <text:p text:style-name="P6">La página web utilizada muestra unas ventanas emergentes después de su carga inicial.<text:bookmark-start text:name="__DdeLink__75_1115514331"/>U<text:bookmark-end text:name="__DdeLink__75_1115514331"/>na vez cerradas, los anuncios se cargar por AJAX y aparecen en bloques de dos en dos. Además al cargar inicialmente la página no carga todos los bloques, sino que en la sección inferior posee un botón de “Mostrar más anuncios”, que al ser pulsado añade nuevos bloques, hasta que desaparece cuando todos los anuncios existentes son mostrados. Por lo tanto, el primer objetivo de la araña es remover las primeras ventanas emergentes y posteriormente pulsar el botón repetidas veces hasta mostrar todos los anuncios. Entonces se extraen todos los links, uno correspondiente a cada anuncio, para posteriormente ser parseados individualmente. El contenido html de cada anuncio no <text:span text:style-name="T2">posee contenido AJAX</text:span>, por lo que se no es necesario cargar cada página en el navegador, sino que Scrapy extrae y muestra su contenido por consola. </text:p>
      <text:p text:style-name="P6"/>
      <text:p text:style-name="P7">Se crea además otro crawler que permita agrupar los anuncios por regiones. La estrategía de navegacion de éste consiste, en remover las ventanas emergentes, y extaminar cada uno de los elementos de la sección destinos, cargar todos los existentes pulsando el botón de más anuncios, y guardar todos los links que aparezcán en cada uno de ellos. </text:p>
      <text:p text:style-name="P10"/>
      <text:p text:style-name="P8"/>
      <text:p text:style-name="P8">Extracción</text:p>
      <text:p text:style-name="P6"/>
      <text:p text:style-name="P6"><text:span text:style-name="T2">Ya finalizada la configuración del crawler, se ejecuta pone en acción mediante un comando el cual permite definir como parámetros el nombre del archivo de salida y el tipo (csv, xml o json). Los comandos utilizados para cada uno de los dos crawlers son:</text:span></text:p>
      <text:p text:style-name="P6"/>
      <text:p text:style-name="P6"><text:span text:style-name="T2">scrapy crawl grouponScrapy -o result.json -t json </text:span></text:p>
      <text:p text:style-name="P7">scrapy crawl grouponRegionScrapy -o region.json -t json</text:p>
      <text:p text:style-name="P6"/>
      <text:p text:style-name="P8">Una vez extraida la información deseada en los archivos JSON, se pueden importar a MongoDB fácilmente. Pero primero mediante robomongo, una interfaz gráfica de usuario para MongoDB, se crea una nueva base de datos, llamada tfm, a la que se importarán los datos extraidos. Para ello se utilizan los comandos:</text:p>
      <text:p text:style-name="P8"/>
      <text:p text:style-name="P8">mongoimport --db tfm --collection result --type json --file result.json –jsonArray</text:p>
      <text:p text:style-name="P8">mongoimport --db tfm --collection region --type json --file region.json –jsonArray</text:p>
      <text:p text:style-name="P8"/>
      <text:p text:style-name="P8">Análisis</text:p>
      <text:p text:style-name="P8"/>
      <text:p text:style-name="P8">Ya con las colecciones en base de datos, se procede al análisis de los mismos. Para interactuar con MongoDB desde Python, se utiliza la librería pymongo. <text:span text:style-name="T4">Se reallizan los siguientes análisi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15:54:22.309953473</meta:creation-date>
    <dc:date>2015-06-07T17:37:54.658588075</dc:date>
    <meta:editing-duration>PT1M18S</meta:editing-duration>
    <meta:editing-cycles>2</meta:editing-cycles>
    <meta:generator>LibreOffice/4.3.7.2$Linux_X86_64 LibreOffice_project/430m0$Build-2</meta:generator>
    <meta:document-statistic meta:table-count="0" meta:image-count="0" meta:object-count="0" meta:page-count="2" meta:paragraph-count="31" meta:word-count="712" meta:character-count="4654" meta:non-whitespace-character-count="3976"/>
  </office:meta>
</office:document-meta>
</file>